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4.75cm" fo:min-width="8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2.25cm" fo:min-width="8cm"/>
    </style:style>
    <style:style style:name="gr3" style:family="graphic" style:parent-style-name="standard">
      <style:graphic-properties draw:fill="none" draw:fill-color="#729fcf" draw:textarea-horizontal-align="justify" draw:textarea-vertical-align="middle" draw:auto-grow-height="false" fo:min-height="2.25cm" fo:min-width="3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 style:parent-style-name="standard">
      <style:graphic-properties draw:stroke="none" draw:fill="none" fo:min-height="0.45cm"/>
    </style:style>
    <style:style style:name="gr7" style:family="graphic" style:parent-style-name="standard">
      <style:graphic-properties draw:stroke="none" draw:fill="none" fo:min-height="0.47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  <style:text-properties style:font-name="Ubuntu" fo:font-size="15pt" style:font-size-asian="15pt" style:font-size-complex="15pt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size="15pt" style:font-size-asian="15pt" style:font-size-complex="15pt"/>
    </style:style>
    <style:style style:name="P4" style:family="paragraph">
      <loext:graphic-properties draw:fill="none"/>
      <style:paragraph-properties fo:text-align="center"/>
      <style:text-properties style:font-name="Ubuntu" fo:font-size="15pt" style:font-size-asian="15pt" style:font-size-complex="15pt"/>
    </style:style>
    <style:style style:name="P5" style:family="paragraph">
      <style:paragraph-properties fo:text-align="center"/>
      <style:text-properties style:font-name="Ubuntu"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/>
      <style:paragraph-properties fo:text-align="center"/>
      <style:text-properties style:font-name="Ubuntu"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text-align="center"/>
      <style:text-properties style:font-name="Ubuntu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>
      <loext:graphic-properties draw:fill="none"/>
      <style:paragraph-properties fo:text-align="center"/>
      <style:text-properties style:font-name="Ubuntu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Ubuntu" fo:font-size="15pt" style:font-size-asian="15pt" style:font-size-complex="15pt"/>
    </style:style>
    <style:style style:name="T2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Ubuntu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5cm" svg:height="5cm" svg:x="2.8cm" svg:y="1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8.5cm" svg:height="2.5cm" svg:x="2.8cm" svg:y="4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2cm" svg:height="2.5cm" svg:x="7.1cm" svg:y="1.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2cm" svg:height="1.675cm" svg:x="3.4cm" svg:y="2.3cm">
            <draw:text-box>
              <text:p text:style-name="P2"><text:span text:style-name="T1">Cost Leadership</text:span></text:p>
            </draw:text-box>
          </draw:frame>
          <draw:frame draw:style-name="gr5" draw:text-style-name="P4" draw:layer="layout" svg:width="4.2cm" svg:height="1cm" svg:x="7.1cm" svg:y="2.5cm">
            <draw:text-box>
              <text:p text:style-name="P2"><text:span text:style-name="T1">Differentiation</text:span></text:p>
            </draw:text-box>
          </draw:frame>
          <draw:frame draw:style-name="gr5" draw:text-style-name="P4" draw:layer="layout" svg:width="4.2cm" svg:height="1cm" svg:x="5cm" svg:y="5.2cm">
            <draw:text-box>
              <text:p text:style-name="P2"><text:span text:style-name="T1">Focus</text:span></text:p>
            </draw:text-box>
          </draw:frame>
          <draw:frame draw:style-name="gr6" draw:text-style-name="P6" draw:layer="layout" svg:width="4.2cm" svg:height="0.725cm" svg:x="7.1cm" svg:y="1.1cm">
            <draw:text-box>
              <text:p text:style-name="P5"><text:span text:style-name="T2">Differentiati</text:span><text:span text:style-name="T2">on</text:span></text:p>
            </draw:text-box>
          </draw:frame>
          <draw:frame draw:style-name="gr6" draw:text-style-name="P6" draw:layer="layout" svg:width="4.2cm" svg:height="0.725cm" svg:x="2.8cm" svg:y="1.101cm">
            <draw:text-box>
              <text:p text:style-name="P5"><text:span text:style-name="T2">Lower Cost</text:span></text:p>
            </draw:text-box>
          </draw:frame>
          <draw:frame draw:style-name="gr7" draw:text-style-name="P6" draw:layer="layout" svg:width="2.8cm" svg:height="1.199cm" svg:x="0.5cm" svg:y="2.501cm">
            <draw:text-box>
              <text:p text:style-name="P5"><text:span text:style-name="T2">Broad</text:span></text:p>
              <text:p text:style-name="P5"><text:span text:style-name="T2">Target</text:span></text:p>
            </draw:text-box>
          </draw:frame>
          <draw:frame draw:style-name="gr7" draw:text-style-name="P6" draw:layer="layout" svg:width="2.8cm" svg:height="1.199cm" svg:x="0.5cm" svg:y="5.002cm">
            <draw:text-box>
              <text:p text:style-name="P5"><text:span text:style-name="T2">Narrow</text:span></text:p>
              <text:p text:style-name="P5"><text:span text:style-name="T2">Target</text:span></text:p>
            </draw:text-box>
          </draw:frame>
          <draw:frame draw:style-name="gr7" draw:text-style-name="P8" draw:layer="layout" svg:width="8.5cm" svg:height="0.725cm" svg:x="2.8cm" svg:y="0.001cm">
            <draw:text-box>
              <text:p text:style-name="P7"><text:span text:style-name="T3">Competitive Advantage</text:span></text:p>
            </draw:text-box>
          </draw:frame>
          <draw:frame draw:style-name="gr7" draw:text-style-name="P8" draw:layer="layout" svg:width="5.2cm" svg:height="0.725cm" draw:transform="rotate (1.5707963267949) translate (0cm 6.9cm)">
            <draw:text-box>
              <text:p text:style-name="P7"><text:span text:style-name="T3">Competitive Scop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Lijour</meta:initial-creator>
    <meta:creation-date>2017-01-24T22:20:43.858768253</meta:creation-date>
    <dc:date>2017-01-24T22:31:36.059025954</dc:date>
    <dc:creator>Marc Lijour</dc:creator>
    <meta:editing-duration>PT10M51S</meta:editing-duration>
    <meta:editing-cycles>3</meta:editing-cycles>
    <meta:generator>LibreOffice/5.2.4.2$Linux_X86_64 LibreOffice_project/20m0$Build-2</meta:generator>
    <meta:document-statistic meta:object-count="13"/>
  </office:meta>
</office:document-meta>
</file>